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ICENTE CALDAS, SHANIBETH SHAMI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03394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4-258-84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ICENTE CALDAS, SHANIBETH SHAMI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803394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425884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803394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8/2021</text:p>
          </table:table-cell>
          <table:table-cell table:style-name="Tabla2.A3" office:value-type="string">
            <text:p text:style-name="P22">1990970</text:p>
          </table:table-cell>
          <table:table-cell table:style-name="Tabla2.D3" office:value-type="string">
            <text:p text:style-name="P23">5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8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5:56:4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